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MWAC Art Camp 2015 Report</text:p>
      <text:p text:style-name="Standard">Sarah Usick</text:p>
      <text:p text:style-name="Standard"/>
      <text:p text:style-name="Standard">For the second consecutive year, the Mid-West Art Council's summer Art Camp was a<text:s/>resounding success. <text:s/>Serving the communities of Hamiota, Miniota, Oak River and Kenton, Art Camp provided the children of these small towns with quality fine arts and crafts instruction, four days a week throughout July and August. <text:s/>Each community therefore received two weeks of Art Camp. <text:s/>The number of sessions was adjusted for the community size and time of summer. <text:s/>In general, the Art Camp day was divided into two sessions, 10:30-12 for aged 5-8; and 1-2:30 for aged 9 and up. <text:s text:c="2"/>This concentration of sessions from last year improved the class sizes and dynamic. <text:s/>The second half of the summer was busier with189 attendances while the first half had 137. <text:s/>Only in Hamiota was the maximum capacity reached for physical space and classroom management. <text:s/></text:p>
      <text:p text:style-name="Standard"/>
      <text:p text:style-name="Standard">A fee of $2/day/child was met with general approval, and easily covered all supplies costs. <text:s/>The projects made use of donated supplies to the Centre and recyclable materials as well.</text:p>
      <text:p text:style-name="Standard"/>
      <text:p text:style-name="Standard">To serve the greatest spectrum of children, 2015's Art Camp program offered a diverse range of projects and lessons. <text:s/>Some highlights include: SpaceRace Diaramas, papier-mâché<text:s/>sculpture, charcoal still life studies, Ocean Wave Jars, and recyclable jewelry-making. <text:s/>The activities were modified in difficulty for the age group and class<text:s/>size. <text:s/>Volunteer aid was only necessary in the Hamiota weeks, and proved very helpful in assisting with projects and clean up.</text:p>
      <text:p text:style-name="Standard"/>
      <text:p text:style-name="Standard">All four communities allowed use of their facilities without charge. <text:s/>Two skating/curling rinks, one church basement, and the MWAC centre were lent for Art Camp's use. <text:s/>Advertising was done through distributing posters a) physically, to local businesses, schools and parents, and b) electronically, through the email lists of the Midwest Recreation Office, and social media. <text:s/>Awareness could potentially be increased by a regularly maintained website serving these communities, in addition to Hamiota's existing site. <text:s/>Also, more effort to advertise in the local papers such as<text:s/>the<text:span text:style-name="T2"><text:s/>Hamiota Leader<text:s/></text:span>will be made. <text:s/>Next year, the MWAC would like to expand Art Camp to Rapid City, splitting the days of predicted low attendance of the smaller communities with Rapid City. <text:s/>Additionally, Hamiota's weeks could be increased to five days, in response to its high attendance.</text:p>
      <text:p text:style-name="Standard"/>
      <text:p text:style-name="Standard">In sum, Art Camp 2015 met<text:s/>its mandate again to deliver a fun, quality, all summer, arts-focused day camp for Hamiota, Miniota, Oak River and Kenton, leaving parents and kids in strong anticipation for its return next ye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rts</meta:initial-creator>
    <dc:creator>Arts</dc:creator>
    <meta:creation-date>2015-08-23T22:25:00Z</meta:creation-date>
    <dc:date>2015-08-24T20:54:00Z</dc:date>
    <meta:template xlink:href="Normal" xlink:type="simple"/>
    <meta:editing-cycles>1</meta:editing-cycles>
    <meta:editing-duration>PT3060S</meta:editing-duration>
    <meta:document-statistic meta:page-count="1" meta:paragraph-count="5" meta:word-count="391" meta:character-count="2616" meta:row-count="18" meta:non-whitespace-character-count="2230"/>
  </office:meta>
</office:document-meta>
</file>